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.75cm" fo:min-width="4.5cm" fo:wrap-option="wrap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6cm" fo:min-width="3.7cm" fo:wrap-option="wrap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76cm" fo:min-width="3.4cm" fo:wrap-option="wrap"/>
    </style:style>
    <style:style style:name="gr4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25.89cm" fo:min-width="19.9cm"/>
    </style:style>
    <style:style style:name="gr8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12.65cm" fo:min-width="19.9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style:font-name="Liberation Sans1" fo:font-size="10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style:font-name="Liberation Sans1" fo:font-size="10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style:font-name="Liberation Sans1"/>
    </style:style>
    <style:style style:name="P7" style:family="paragraph">
      <loext:graphic-properties draw:fill-color="#dddddd"/>
      <style:paragraph-properties fo:text-align="center"/>
      <style:text-properties style:font-name="Liberation Sans1" fo:font-size="10pt" style:font-size-asian="12pt" style:font-size-complex="12pt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Liberation Sans1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5cm" svg:height="2cm" svg:x="8.6cm" svg:y="2.2cm">
          <text:p text:style-name="P1"><text:span text:style-name="T1"><text:s/></text:span><text:span text:style-name="T1">Do you use NodeJ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5cm" svg:height="2cm" svg:x="8.6cm" svg:y="9.3cm">
          <text:p text:style-name="P1"><text:span text:style-name="T1">D</text:span><text:span text:style-name="T1">o </text:span><text:span text:style-name="T1">y</text:span><text:span text:style-name="T1">o</text:span><text:span text:style-name="T1">u </text:span><text:span text:style-name="T1">w</text:span><text:span text:style-name="T1">a</text:span><text:span text:style-name="T1">n</text:span><text:span text:style-name="T1">t </text:span><text:span text:style-name="T1">t</text:span><text:span text:style-name="T1">h</text:span><text:span text:style-name="T1">e </text:span><text:span text:style-name="T1">li</text:span><text:span text:style-name="T1">b</text:span><text:span text:style-name="T1">r</text:span><text:span text:style-name="T1">a</text:span><text:span text:style-name="T1">r</text:span><text:span text:style-name="T1">y </text:span><text:span text:style-name="T1">t</text:span><text:span text:style-name="T1">o </text:span><text:span text:style-name="T1">h</text:span><text:span text:style-name="T1">a</text:span><text:span text:style-name="T1">n</text:span><text:span text:style-name="T1">d</text:span><text:span text:style-name="T1">l</text:span><text:span text:style-name="T1">e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ti</text:span><text:span text:style-name="T1">o</text:span><text:span text:style-name="T1">n </text:span><text:span text:style-name="T1">w</text:span><text:span text:style-name="T1">it</text:span><text:span text:style-name="T1">h </text:span><text:span text:style-name="T1">p</text:span><text:span text:style-name="T1">e</text:span><text:span text:style-name="T1">e</text:span><text:span text:style-name="T1">r</text:span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4.2cm" svg:height="2.01cm" svg:x="16.39cm" svg:y="16.69cm">
          <text:list text:style-name="L1">
            <text:list-item>
              <text:p text:style-name="P3"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</text:span><text:span text:style-name="T1">e</text:span><text:span text:style-name="T1">d</text:span><text:span text:style-name="T1"> </text:span><text:span text:style-name="T1">H</text:span><text:span text:style-name="T1">T</text:span><text:span text:style-name="T1">T</text:span><text:span text:style-name="T1">P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  <text:list-item>
              <text:p text:style-name="P3"><text:span text:style-name="T1"><text:s/></text:span><text:span text:style-name="T1">H</text:span><text:span text:style-name="T1">i</text:span><text:span text:style-name="T1">g</text:span><text:span text:style-name="T1">h</text:span><text:span text:style-name="T1"> 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m</text:span><text:span text:style-name="T1">o</text:span><text:span text:style-name="T1">d</text:span><text:span text:style-name="T1">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2cm" svg:x="9.5cm" svg:y="20.09cm">
          <text:p text:style-name="P1"><text:span text:style-name="T1">Do you </text:span><text:span text:style-name="T1">only </text:span><text:span text:style-name="T1">receiv</text:span><text:span text:style-name="T1">e </text:span><text:span text:style-name="T1">payme</text:span><text:span text:style-name="T1">nts 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12.7cm" svg:y="13cm">
          <text:p text:style-name="P1"><text:span text:style-name="T1">Do you expect high </text:span><text:span text:style-name="T1">trafic or have high </text:span><text:span text:style-name="T1">availlability </text:span><text:span text:style-name="T1">requirement 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9cm" svg:height="2.01cm" svg:x="6.1cm" svg:y="23.68cm">
          <text:list text:style-name="L1">
            <text:list-item>
              <text:p text:style-name="P3"><text:span text:style-name="T1"><text:s/></text:span><text:span text:style-name="T1">Integrated Obyte </text:span><text:span text:style-name="T1">messenger </text:span><text:span text:style-name="T1">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3.6cm" svg:y1="10.3cm" svg:x2="15.2cm" svg:y2="13cm" draw:start-shape="id1" draw:start-glue-point="1" draw:end-shape="id2" draw:end-glue-point="0" svg:d="M13600 10300h1600v2700" svg:viewBox="0 0 1601 2701">
          <text:p/>
        </draw:connector>
        <draw:custom-shape draw:style-name="gr1" draw:text-style-name="P2" xml:id="id7" draw:id="id7" draw:layer="layout" svg:width="5cm" svg:height="2cm" svg:x="3.7cm" svg:y="13cm">
          <text:p text:style-name="P1"><text:span text:style-name="T1">Do you expect high trafic or have high </text:span><text:span text:style-name="T1">availlability requirement ?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7cm" svg:y1="14cm" svg:x2="18.49cm" svg:y2="16.69cm" draw:start-shape="id2" draw:start-glue-point="1" draw:end-shape="id3" draw:end-glue-point="0" svg:d="M17700 14000h790v2690" svg:viewBox="0 0 791 2691">
          <text:p/>
        </draw:connector>
        <draw:connector draw:style-name="gr5" draw:text-style-name="P5" draw:layer="layout" svg:x1="12.7cm" svg:y1="14cm" svg:x2="12cm" svg:y2="20.09cm" draw:start-shape="id2" draw:start-glue-point="3" draw:end-shape="id4" draw:end-glue-point="0" svg:d="M12700 14000h-700v6090" svg:viewBox="0 0 701 6091">
          <text:p/>
        </draw:connector>
        <draw:custom-shape draw:style-name="gr2" draw:text-style-name="P4" xml:id="id5" draw:id="id5" draw:layer="layout" svg:width="4.2cm" svg:height="2.01cm" svg:x="13.8cm" svg:y="23.69cm">
          <text:list text:style-name="L1">
            <text:list-item>
              <text:p text:style-name="P3"><text:span text:style-name="T1">Integrated HTTP </text:span><text:span text:style-name="T1">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5cm" svg:y1="21.09cm" svg:x2="15.9cm" svg:y2="23.69cm" draw:start-shape="id4" draw:start-glue-point="1" draw:end-shape="id5" svg:d="M14500 21090h1400v2600" svg:viewBox="0 0 1401 2601">
          <text:p/>
        </draw:connector>
        <draw:connector draw:style-name="gr5" draw:text-style-name="P5" draw:layer="layout" svg:x1="9.5cm" svg:y1="21.09cm" svg:x2="8.05cm" svg:y2="23.68cm" draw:start-shape="id4" draw:start-glue-point="3" draw:end-shape="id6" draw:end-glue-point="0" svg:d="M9500 21090h-1450v2590" svg:viewBox="0 0 1451 2591">
          <text:p/>
        </draw:connector>
        <draw:connector draw:style-name="gr5" draw:text-style-name="P5" draw:layer="layout" svg:x1="8.6cm" svg:y1="10.3cm" svg:x2="6.2cm" svg:y2="13cm" draw:start-shape="id1" draw:start-glue-point="3" draw:end-shape="id7" draw:end-glue-point="0" svg:d="M8600 10300h-2400v2700" svg:viewBox="0 0 2401 2701">
          <text:p/>
        </draw:connector>
        <draw:custom-shape draw:style-name="gr3" draw:text-style-name="P4" xml:id="id9" draw:id="id9" draw:layer="layout" svg:width="3.9cm" svg:height="2.01cm" svg:x="1.1cm" svg:y="16.69cm">
          <text:list text:style-name="L1">
            <text:list-item>
              <text:p text:style-name="P3"><text:span text:style-name="T1">External 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.2cm" svg:height="2.01cm" svg:x="7.232cm" svg:y="16.691cm">
          <text:list text:style-name="L1">
            <text:list-item>
              <text:p text:style-name="P3"><text:span text:style-name="T1">External communication</text:span></text:p>
            </text:list-item>
            <text:list-item>
              <text:p text:style-name="P3"><text:span text:style-name="T1"><text:s/></text:span><text:span text:style-name="T1">High availability mod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8.7cm" svg:y1="14cm" svg:x2="9.332cm" svg:y2="16.691cm" draw:start-shape="id7" draw:start-glue-point="1" draw:end-shape="id8" draw:end-glue-point="0" svg:d="M8700 14000h632v2691" svg:viewBox="0 0 633 2692">
          <text:p/>
        </draw:connector>
        <draw:connector draw:style-name="gr5" draw:text-style-name="P6" draw:layer="layout" svg:x1="3.7cm" svg:y1="14cm" svg:x2="3.05cm" svg:y2="16.69cm" draw:start-shape="id7" draw:start-glue-point="3" draw:end-shape="id9" draw:end-glue-point="0" svg:d="M3700 14000h-650v2690" svg:viewBox="0 0 651 2691">
          <text:p/>
        </draw:connector>
        <draw:custom-shape draw:style-name="gr2" draw:text-style-name="P7" xml:id="id12" draw:id="id12" draw:layer="layout" svg:width="4.2cm" svg:height="2.01cm" svg:x="13cm" svg:y="5.49cm">
          <text:list text:style-name="L1">
            <text:list-item>
              <text:p text:style-name="P1"><text:span text:style-name="T1">Include modu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xml:id="id11" draw:id="id11" draw:layer="layout" svg:width="4.2cm" svg:height="2.01cm" svg:x="4.8cm" svg:y="5.49cm">
          <text:list text:style-name="L1">
            <text:list-item>
              <text:p text:style-name="P1"><text:span text:style-name="T1">Run as websocket RPC serve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8.6cm" svg:y1="3.2cm" svg:x2="6.9cm" svg:y2="5.49cm" draw:start-shape="id10" draw:start-glue-point="3" draw:end-shape="id11" svg:d="M8600 3200h-1700v2290" svg:viewBox="0 0 1701 2291">
          <text:p/>
        </draw:connector>
        <draw:connector draw:style-name="gr4" draw:text-style-name="P8" draw:layer="layout" svg:x1="13.6cm" svg:y1="3.2cm" svg:x2="15.1cm" svg:y2="5.49cm" draw:start-shape="id10" draw:start-glue-point="1" draw:end-shape="id12" svg:d="M13600 3200h1500v2290" svg:viewBox="0 0 1501 2291">
          <text:p/>
        </draw:connector>
        <draw:line draw:style-name="gr6" draw:text-style-name="P8" draw:layer="layout" svg:x1="1cm" svg:y1="8.4cm" svg:x2="20.59cm" svg:y2="8.4cm">
          <text:p/>
        </draw:line>
        <draw:custom-shape draw:style-name="gr7" draw:text-style-name="P9" draw:layer="layout" svg:width="20.4cm" svg:height="26.14cm" svg:x="0.6cm" svg:y="0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xml:id="id13" draw:id="id13" draw:layer="layout" svg:width="5cm" svg:height="2cm" svg:x="9.6cm" svg:y="2.301cm">
          <text:p text:style-name="P1"><text:span text:style-name="T1"><text:s/></text:span><text:span text:style-name="T1">Do you use NodeJ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15" draw:id="id15" draw:layer="layout" svg:width="4.2cm" svg:height="2.01cm" svg:x="14cm" svg:y="5.591cm">
          <text:list text:style-name="L1">
            <text:list-item>
              <text:p text:style-name="P1"><text:span text:style-name="T1">Include modul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9.6cm" svg:y1="3.301cm" svg:x2="8.2cm" svg:y2="5.6cm" draw:start-shape="id13" draw:start-glue-point="3" draw:end-shape="id14" draw:end-glue-point="0" svg:d="M9600 3301h-1400v2299" svg:viewBox="0 0 1401 2300">
          <text:p/>
        </draw:connector>
        <draw:connector draw:style-name="gr4" draw:text-style-name="P8" draw:layer="layout" svg:x1="14.6cm" svg:y1="3.301cm" svg:x2="16.1cm" svg:y2="5.591cm" draw:start-shape="id13" draw:start-glue-point="1" draw:end-shape="id15" svg:d="M14600 3301h1500v2290" svg:viewBox="0 0 1501 2291">
          <text:p/>
        </draw:connector>
        <draw:custom-shape draw:style-name="gr1" draw:text-style-name="P2" xml:id="id14" draw:id="id14" draw:layer="layout" svg:width="5cm" svg:height="2cm" svg:x="5.7cm" svg:y="5.6cm">
          <text:p text:style-name="P1"><text:span text:style-name="T1">Do you only send payments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16" draw:id="id16" draw:layer="layout" svg:width="4.2cm" svg:height="2.01cm" svg:x="9.8cm" svg:y="9.4cm">
          <text:list text:style-name="L1">
            <text:list-item>
              <text:p text:style-name="P1"><text:span text:style-name="T1">Run as HTTP RPC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xml:id="id17" draw:id="id17" draw:layer="layout" svg:width="4.2cm" svg:height="2.01cm" svg:x="2.3cm" svg:y="9.4cm">
          <text:list text:style-name="L1">
            <text:list-item>
              <text:p text:style-name="P1"><text:span text:style-name="T1">Run as Websocket RPC serve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0.7cm" svg:y1="6.6cm" svg:x2="11.9cm" svg:y2="9.4cm" draw:start-shape="id14" draw:start-glue-point="1" draw:end-shape="id16" svg:d="M10700 6600h1200v2800" svg:viewBox="0 0 1201 2801">
          <text:p/>
        </draw:connector>
        <draw:connector draw:style-name="gr5" draw:text-style-name="P8" draw:layer="layout" svg:x1="5.7cm" svg:y1="6.6cm" svg:x2="4.4cm" svg:y2="9.4cm" draw:start-shape="id14" draw:start-glue-point="3" draw:end-shape="id17" draw:end-glue-point="0" svg:d="M5700 6600h-1300v2800" svg:viewBox="0 0 1301 2801">
          <text:p/>
        </draw:connector>
        <draw:custom-shape draw:style-name="gr8" draw:text-style-name="P9" draw:layer="layout" svg:width="20.4cm" svg:height="12.9cm" svg:x="0.6cm" svg:y="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06:23:33.499170896</meta:creation-date>
    <dc:date>2019-09-02T08:33:29.854903924</dc:date>
    <meta:editing-duration>PT32M5S</meta:editing-duration>
    <meta:editing-cycles>5</meta:editing-cycles>
    <meta:generator>LibreOffice/5.1.6.2$Linux_X86_64 LibreOffice_project/10m0$Build-2</meta:generator>
    <meta:document-statistic meta:object-count="34"/>
  </office:meta>
</office:document-meta>
</file>